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71cdf" officeooo:paragraph-rsid="00071cdf"/>
    </style:style>
    <style:style style:name="P2" style:family="paragraph" style:parent-style-name="Text_20_body">
      <style:text-properties officeooo:rsid="000532cd" officeooo:paragraph-rsid="0008603e"/>
    </style:style>
    <style:style style:name="P3" style:family="paragraph" style:parent-style-name="Text_20_body">
      <style:text-properties officeooo:rsid="0009b34e" officeooo:paragraph-rsid="0008603e"/>
    </style:style>
    <style:style style:name="P4" style:family="paragraph" style:parent-style-name="Text_20_body">
      <style:text-properties officeooo:rsid="00169c3b" officeooo:paragraph-rsid="0008603e"/>
    </style:style>
    <style:style style:name="P5" style:family="paragraph" style:parent-style-name="Text_20_body">
      <style:text-properties officeooo:rsid="000f4212" officeooo:paragraph-rsid="0008603e"/>
    </style:style>
    <style:style style:name="P6" style:family="paragraph" style:parent-style-name="Text_20_body">
      <style:text-properties officeooo:rsid="0010e0a4" officeooo:paragraph-rsid="0008603e"/>
    </style:style>
    <style:style style:name="P7" style:family="paragraph" style:parent-style-name="Text_20_body">
      <style:text-properties officeooo:rsid="0014033d" officeooo:paragraph-rsid="0008603e"/>
    </style:style>
    <style:style style:name="P8" style:family="paragraph" style:parent-style-name="Text_20_body">
      <style:text-properties officeooo:rsid="000ca9a6" officeooo:paragraph-rsid="0008603e"/>
    </style:style>
    <style:style style:name="P9" style:family="paragraph" style:parent-style-name="Text_20_body">
      <style:text-properties officeooo:rsid="000d1193" officeooo:paragraph-rsid="0008603e"/>
    </style:style>
    <style:style style:name="P10" style:family="paragraph" style:parent-style-name="Text_20_body">
      <style:text-properties officeooo:rsid="000b7df3" officeooo:paragraph-rsid="000b7df3"/>
    </style:style>
    <style:style style:name="P11" style:family="paragraph" style:parent-style-name="Text_20_body" style:list-style-name="L1">
      <style:text-properties officeooo:rsid="0008e3bc" officeooo:paragraph-rsid="0008e3bc"/>
    </style:style>
    <style:style style:name="P12" style:family="paragraph" style:parent-style-name="Text_20_body" style:list-style-name="L2">
      <style:text-properties officeooo:rsid="000b7df3" officeooo:paragraph-rsid="000b7df3"/>
    </style:style>
    <style:style style:name="P13" style:family="paragraph" style:parent-style-name="Text_20_body" style:list-style-name="L3">
      <style:text-properties officeooo:rsid="000b7df3" officeooo:paragraph-rsid="000b7df3"/>
    </style:style>
    <style:style style:name="P14" style:family="paragraph" style:parent-style-name="Text_20_body" style:list-style-name="L5">
      <style:text-properties officeooo:rsid="000b7df3" officeooo:paragraph-rsid="000b7df3"/>
    </style:style>
    <style:style style:name="P15" style:family="paragraph" style:parent-style-name="Text_20_body" style:list-style-name="L2">
      <style:text-properties officeooo:rsid="000d17f8" officeooo:paragraph-rsid="000dc431"/>
    </style:style>
    <style:style style:name="P16" style:family="paragraph" style:parent-style-name="Text_20_body" style:list-style-name="L3">
      <style:text-properties officeooo:rsid="000d17f8" officeooo:paragraph-rsid="000d17f8"/>
    </style:style>
    <style:style style:name="P17" style:family="paragraph" style:parent-style-name="Text_20_body" style:list-style-name="L4">
      <style:text-properties officeooo:rsid="000d17f8" officeooo:paragraph-rsid="000d17f8"/>
    </style:style>
    <style:style style:name="P18" style:family="paragraph" style:parent-style-name="Text_20_body" style:list-style-name="L3">
      <style:text-properties officeooo:rsid="000532cd" officeooo:paragraph-rsid="00071cdf"/>
    </style:style>
    <style:style style:name="P19" style:family="paragraph" style:parent-style-name="Text_20_body" style:list-style-name="L3">
      <style:text-properties officeooo:rsid="00062d5e" officeooo:paragraph-rsid="00071cdf"/>
    </style:style>
    <style:style style:name="P20" style:family="paragraph" style:parent-style-name="Text_20_body" style:list-style-name="L3">
      <style:text-properties officeooo:rsid="0008595b" officeooo:paragraph-rsid="00071cdf"/>
    </style:style>
    <style:style style:name="P21" style:family="paragraph" style:parent-style-name="Text_20_body">
      <style:text-properties officeooo:rsid="00102fc8" officeooo:paragraph-rsid="00102fc8"/>
    </style:style>
    <style:style style:name="P22" style:family="paragraph" style:parent-style-name="Heading_20_2">
      <style:text-properties officeooo:rsid="00071cdf" officeooo:paragraph-rsid="00071cdf"/>
    </style:style>
    <style:style style:name="T1" style:family="text">
      <style:text-properties officeooo:rsid="00071cdf"/>
    </style:style>
    <style:style style:name="T2" style:family="text">
      <style:text-properties officeooo:rsid="0008603e"/>
    </style:style>
    <style:style style:name="T3" style:family="text">
      <style:text-properties officeooo:rsid="001aa505"/>
    </style:style>
    <style:style style:name="T4" style:family="text">
      <style:text-properties officeooo:rsid="0010dda6"/>
    </style:style>
    <style:style style:name="T5" style:family="text">
      <style:text-properties officeooo:rsid="00129a2b"/>
    </style:style>
    <style:style style:name="T6" style:family="text">
      <style:text-properties officeooo:rsid="00062d5e"/>
    </style:style>
    <style:style style:name="T7" style:family="text">
      <style:text-properties officeooo:rsid="000a651e"/>
    </style:style>
    <style:style style:name="T8" style:family="text">
      <style:text-properties officeooo:rsid="0008e3bc"/>
    </style:style>
    <style:style style:name="T9" style:family="text">
      <style:text-properties officeooo:rsid="000a0434"/>
    </style:style>
    <style:style style:name="T10" style:family="text">
      <style:text-properties officeooo:rsid="000b7df3"/>
    </style:style>
    <style:style style:name="T11" style:family="text">
      <style:text-properties officeooo:rsid="000d17f8"/>
    </style:style>
    <style:style style:name="T12" style:family="text">
      <style:text-properties fo:font-weight="bold" style:font-weight-asian="bold" style:font-weight-complex="bold"/>
    </style:style>
    <style:style style:name="T13" style:family="text">
      <style:text-properties fo:font-weight="bold" officeooo:rsid="000d17f8" style:font-weight-asian="bold" style:font-weight-complex="bold"/>
    </style:style>
    <style:style style:name="T14"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iary for the ESP8266 / MAX31820 Weather Underground Station</text:h>
      <text:p text:style-name="P1">This project is a <text:span text:style-name="T9">minimal</text:span>, temperature-only weather station that reports to the Weather Underground, <text:a xlink:type="simple" xlink:href="https://www.wunderground.com/" text:style-name="Internet_20_link" text:visited-style-name="Visited_20_Internet_20_Link">https://www.wunderground.com/</text:a> , <text:span text:style-name="T9">via WiFi.</text:span></text:p>
      <text:p text:style-name="P1"/>
      <text:p text:style-name="P1">It uses a <text:span text:style-name="T9">Sparkfun </text:span>ESP8266 Thing Dev board as the Arduino, and one Max31820 Temperature Sensor to read the ambient temperature. The project is housed in a 3D printed box that has holes at the bottom for the USB power and the temperature sensor. </text:p>
      <text:h text:style-name="Heading_20_2" text:outline-level="2">3D Printing <text:span text:style-name="T8">and Assembly</text:span> Instructions</text:h>
      <text:list xml:id="list1996329494" text:style-name="L1">
        <text:list-item>
          <text:p text:style-name="P11">I prefer PLA.</text:p>
        </text:list-item>
        <text:list-item>
          <text:p text:style-name="P11">Print box.stl and boxLid.stl, both parts upside down (that is, with the top touching the print bed). Print without support, raft, or brim.</text:p>
        </text:list-item>
        <text:list-item>
          <text:p text:style-name="P11">The lid may be a little tight the first few times you slide it in. <text:span text:style-name="T11">It will loosen with wear.</text:span></text:p>
        </text:list-item>
      </text:list>
      <text:h text:style-name="Heading_20_2" text:outline-level="2">How to Register your Weather Station</text:h>
      <text:list xml:id="list2656308180" text:style-name="L2">
        <text:list-item>
          <text:p text:style-name="P12">Create a free account on Weather Underground, <text:a xlink:type="simple" xlink:href="https://www.wunderground.com/" text:style-name="Internet_20_link" text:visited-style-name="Visited_20_Internet_20_Link">https://www.wunderground.com/</text:a></text:p>
        </text:list-item>
        <text:list-item>
          <text:p text:style-name="P12">Log in to Weather Underground</text:p>
        </text:list-item>
        <text:list-item>
          <text:p text:style-name="P12">Select, under My Profile, My Weather Stations</text:p>
        </text:list-item>
        <text:list-item>
          <text:p text:style-name="P12">On the resulting screen, select the Register with WU tab</text:p>
        </text:list-item>
        <text:list-item>
          <text:p text:style-name="P12">Follow the instructions to register your station, selecting "other" for Station Hardware.</text:p>
        </text:list-item>
        <text:list-item>
          <text:p text:style-name="P15">Write down the resulting Station ID and Station Key. You will load these into the ESP8266 EEPROM so that the Arduino code doesn't have any private information in it. See instructions in the Arduino code (.ino) file for how to load the WiFi credentials and Station credentials into the ESP8266 EEPROM.</text:p>
        </text:list-item>
        <text:list-item>
          <text:p text:style-name="P12">After a few minutes, power up your new weather station. It should upload the temperature every 10 minutes.</text:p>
        </text:list-item>
      </text:list>
      <text:h text:style-name="P22" text:outline-level="2">Design Notes</text:h>
      <text:list xml:id="list121808164" text:style-name="L3">
        <text:list-item>
          <text:p text:style-name="P13">Weather Underground takes temperature in degrees Fahrenheit. The code converts from degrees Celsius (the MAX31820 native form) to degrees Fahrenheit <text:span text:style-name="T11">for upload.</text:span></text:p>
        </text:list-item>
        <text:list-item>
          <text:p text:style-name="P18"><text:span text:style-name="T10">My</text:span> box will be put in a very damp environment <text:span text:style-name="T1">(outside, under a balcony).</text:span></text:p>
        </text:list-item>
        <text:list-item>
          <text:p text:style-name="P18">The box <text:span text:style-name="T1">holds</text:span> an ESP8266 Thing Dev board and MAX31820 temperature sensor.</text:p>
        </text:list-item>
        <text:list-item>
          <text:p text:style-name="P18">It <text:span text:style-name="T1">is</text:span> powered by wall-powered USB, <text:span text:style-name="T1">plugged into a nearby all-weather socket. My power supply is sheltered from the rain, so it should work fine. It will be interesting to see how it fares this winter.</text:span></text:p>
        </text:list-item>
        <text:list-item>
          <text:p text:style-name="P13">I created a slight slope to the top and bottom of the box by doing a Loft operation. The slight <text:soft-page-break/>slope should help keep water from pooling on the top of the box.</text:p>
        </text:list-item>
        <text:list-item>
          <text:p text:style-name="P16">The holes in the bottom lid of the box will pass the USB wire and the wires for the MAX31820.</text:p>
        </text:list-item>
        <text:list-item>
          <text:p text:style-name="P18">The temperature sensor <text:span text:style-name="T1">is</text:span> outside the box and below the <text:span text:style-name="T10">ESP8266</text:span>, to minimize the <text:span text:style-name="T10">effect</text:span> of the heat generated by the <text:span text:style-name="T1">ESP8266</text:span>.</text:p>
        </text:list-item>
        <text:list-item>
          <text:p text:style-name="P19">The ESP8266 board is 27mm wide. <text:span text:style-name="T10">I added</text:span> 2 mm clearance, so the box interior is 29 mm wide. The length from tip of pins to good clearance above the headers = about 29 mm, so <text:span text:style-name="T10">I made the box square</text:span>.</text:p>
        </text:list-item>
        <text:list-item>
          <text:p text:style-name="P19">From the tip of the ESP8266 board to the flexible part of the USB cable is 100 mm, so <text:span text:style-name="T10">I made</text:span> the box <text:span text:style-name="T10">about </text:span>100 mm tall.</text:p>
        </text:list-item>
        <text:list-item>
          <text:p text:style-name="P20">The ESP8266 spec claims an operating temperature range of -40°~125° C, so we shouldn't have any trouble with low or high ambient temperatures here.</text:p>
        </text:list-item>
      </text:list>
      <text:h text:style-name="Heading_20_2" text:outline-level="2">Soldering the circuit</text:h>
      <text:list xml:id="list3738957066" text:style-name="L4">
        <text:list-item>
          <text:p text:style-name="P17">Solder the headers to the ESP8266.</text:p>
        </text:list-item>
        <text:list-item>
          <text:p text:style-name="P17">Trim and bend the ends of the 4.7K Ohm resistor so it just fits with one end plugged into ESP8266 3.3V pin and the other into the data pin (labeled "4" on the ESP8266).</text:p>
        </text:list-item>
        <text:list-item>
          <text:p text:style-name="P17">Cut 3 long (100 mm) pieces of hookup wire: Red for power, Yellow for data, and Black for ground. Solder them to the appropriate pins of the MAX31820. See the data sheet or my project photo for the pinout of the MAX31820. <text:a xlink:type="simple" xlink:href="https://cdn.sparkfun.com/datasheets/Sensors/Temp/MAX31820.pdf" text:style-name="Internet_20_link" text:visited-style-name="Visited_20_Internet_20_Link">https://cdn.sparkfun.com/datasheets/Sensors/Temp/MAX31820.pdf</text:a></text:p>
        </text:list-item>
        <text:list-item>
          <text:p text:style-name="P17">Cut 3 short pieces of heat shrink tubing. Slide one over each of the wires, to cover the soldered parts. Use a heat gun to shrink the tubing.</text:p>
        </text:list-item>
        <text:list-item>
          <text:p text:style-name="P17">Solder the yellow data wire to the data (pin 4) side of the resistor.</text:p>
        </text:list-item>
        <text:list-item>
          <text:p text:style-name="P17">Solder the red power wire to the power (3.3V) side of the resistor.</text:p>
        </text:list-item>
        <text:list-item>
          <text:p text:style-name="P17">Cut the black wire to length and plug it into the GND pin on the ESP8266.</text:p>
        </text:list-item>
      </text:list>
      <text:h text:style-name="Heading_20_2" text:outline-level="2">To Do</text:h>
      <text:list xml:id="list1532299317" text:style-name="L5">
        <text:list-item>
          <text:p text:style-name="P14">Done!</text:p>
        </text:list-item>
      </text:list>
      <text:h text:style-name="P22" text:outline-level="2">Diary</text:h>
      <text:p text:style-name="P21"><text:span text:style-name="T13">J</text:span><text:span text:style-name="T12">uly 27</text:span><text:span text:style-name="T14"> – Changed the upload interval from 10 minutes to 5 minutes, so Weather Underground won't mark a running station as down. Moved the weather station from the house balcony (which is typically 4 degrees Fahrenheit higher than the ambient air) to a garage wall that's in the shade. Found I forgot to reprogram the EEPROM to have it connect to the garage wifi hotspot. I also bent the sensor so it's a little further from the wall. We'll see if these changes improve the accuracy of the readings.</text:span></text:p>
      <text:p text:style-name="P10"><text:span text:style-name="T13">July 16, 2018</text:span> – Used two nails to hang the station on the outside wall of our balcony, reasonably sheltered from the sun. It's uploading just fine, and reads about 2 degrees F higher than a free-standing thermometer on the balcony.</text:p>
      <text:p text:style-name="P4"><text:span text:style-name="T13">July 15</text:span> – <text:span text:style-name="T2">Built the hardware</text:span>. Did a couple false starts because I'd forgotten why I was going to use a MAX31820 rather than a DHT22: the DHT22 is a 5.5V part and the ESP8266 Thing Dev is a 3.3V <text:soft-page-break/>part. Also had forgotten that the 1-wire bus needs an external pullup resistor, so I need to solder something up rather than just using hookup wires with connectors on the ends.<text:line-break/><text:tab/>Also found I seem to be out of MAX31280 parts. Need to order more. <text:span text:style-name="T3">Stole one from my well depth sensor project.<text:line-break/><text:tab/>I soldered the whole thing together: soldering the wires for power and data to either side of the 4.7K ohm pull-up resistor, soldered and heat-shrink-tubing covered the power, data, and ground hookup wires to the 3 pins of the temperature sensor.<text:line-break/><text:tab/>Wrote the software: I modified my unfinished Well depth sensing Arduino Sketch, because that sketch reads from a set of MAX31820's and posts the results. Managed to run the sketch to print the 1-wire address of the temperature sensor I've soldered together (so Good News: I didn't break or overheat the sensor when soldering it.<text:line-break/><text:tab/>Started putting together all the files for a github repository.</text:span></text:p>
      <text:p text:style-name="P5"><text:span text:style-name="T13">February 2</text:span> – Added lobes for nails/<text:span text:style-name="T2">screws to fasten the box to the wall</text:span>. Thought about, and <text:span text:style-name="T2">initially </text:span>discarded, the idea of sloping the top (bottom) so <text:span text:style-name="T11">rain</text:span> doesn't collect on the top of the box. <text:span text:style-name="T4">If I redo the box, I'll do that plus I'll invert it so the model is right-side up for use (upside-down for printing).</text:span></text:p>
      <text:p text:style-name="P6">Tried to print, but found after 45 minutes that it seems Cura decided that the box needed to be filled completely.<text:span text:style-name="T5"> Examining the bad file, I found doing a "Check Geometry" on the box model showed a fusion problem, and doing a Layers view in Cura also showed the problem of filling the entire box – so if I'd checked Geometry or looked at layers (always check layers view), I would have seen the problem without wasting plastic.</text:span></text:p>
      <text:p text:style-name="P7">Redesigned the box from scratch, making it an angled thing to keep the rain out, and designing it upright, with the understanding that I print it all upside-down.</text:p>
      <text:p text:style-name="P8"><text:span text:style-name="T13">December 24</text:span> – With the snow and iffy weather, an outdoor thermometer sounds useful again.</text:p>
      <text:p text:style-name="P9">Increased the horizontal clearance of the door from 0.5mm total (0.25mm each side) to 0.75 mm total (0.375mm per side).</text:p>
      <text:p text:style-name="P2"><text:span text:style-name="T13">December 2, </text:span><text:span text:style-name="T12">2017</text:span> – Considering different ways to enclose the ESP8266, to keep it dry enough. <text:span text:style-name="T6">Thinking about a 3D printed, tube-like box with a slide-snap bottom. Did a quick sketch and printed a short version of the box as a clearance test. Found a couple things to fix.</text:span></text:p>
      <text:p text:style-name="P3">Did a second iteration. <text:span text:style-name="T7">Started a full-sized print. Still need to add something to fasten it to the side of the house.</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9M57S</meta:editing-duration>
    <meta:editing-cycles>9</meta:editing-cycles>
    <meta:generator>LibreOffice/5.4.5.1$Windows_X86_64 LibreOffice_project/79c9829dd5d8054ec39a82dc51cd9eff340dbee8</meta:generator>
    <dc:date>2018-07-27T13:10:19.255000000</dc:date>
    <meta:document-statistic meta:table-count="0" meta:image-count="0" meta:object-count="0" meta:page-count="3" meta:paragraph-count="47" meta:word-count="1275" meta:character-count="7091" meta:non-whitespace-character-count="5879"/>
    <meta:user-defined meta:name="Info 1"/>
    <meta:user-defined meta:name="Info 2"/>
    <meta:user-defined meta:name="Info 3"/>
    <meta:user-defined meta:name="Info 4"/>
  </office:meta>
</office:document-meta>
</file>